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6500002215000002572EC53C3A.svm" manifest:media-type=""/>
  <manifest:file-entry manifest:full-path="Pictures/200007DD00005C4A0000388FED000D54.svm" manifest:media-type=""/>
  <manifest:file-entry manifest:full-path="Pictures/2000006A000022B40000025789418DF5.svm" manifest:media-type=""/>
  <manifest:file-entry manifest:full-path="Pictures/20000AEE00005C5F0000383ECC132348.svm" manifest:media-type=""/>
  <manifest:file-entry manifest:full-path="Pictures/2000006200001F3000000257DB5F0B27.svm" manifest:media-type=""/>
  <manifest:file-entry manifest:full-path="Pictures/20000AF100005C600000376A2221B813.svm" manifest:media-type=""/>
  <manifest:file-entry manifest:full-path="Pictures/2000086100005C43000038B067A31D56.svm" manifest:media-type=""/>
  <manifest:file-entry manifest:full-path="Pictures/2000005E00001CB60000025715B35F19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" svg:font-family="'Droid Sans Devanagari'" style:font-family-generic="roman"/>
    <style:font-face style:name="Liberation Sans1" svg:font-family="'Liberation Sans'" style:font-family-generic="roman"/>
    <style:font-face style:name="Droid Sans Devanagari2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124a" officeooo:paragraph-rsid="000d3cf5"/>
    </style:style>
    <style:style style:name="P2" style:family="paragraph" style:parent-style-name="Standard">
      <style:text-properties officeooo:rsid="000d3cf5" officeooo:paragraph-rsid="000d3cf5"/>
    </style:style>
    <style:style style:name="P3" style:family="paragraph" style:parent-style-name="Standard">
      <style:text-properties officeooo:rsid="000e1ebb" officeooo:paragraph-rsid="000e1ebb"/>
    </style:style>
    <style:style style:name="P4" style:family="paragraph" style:parent-style-name="Standard">
      <style:text-properties fo:font-weight="bold" officeooo:rsid="0010cc49" officeooo:paragraph-rsid="0010cc49" style:font-weight-asian="bold" style:font-weight-complex="bold"/>
    </style:style>
    <style:style style:name="P5" style:family="paragraph" style:parent-style-name="Standard">
      <style:text-properties fo:font-weight="bold" officeooo:rsid="0010cc49" officeooo:paragraph-rsid="00111f45" style:font-weight-asian="bold" style:font-weight-complex="bold"/>
    </style:style>
    <style:style style:name="P6" style:family="paragraph" style:parent-style-name="Standard">
      <style:text-properties style:font-name="Liberation Serif" fo:font-size="13pt" fo:font-weight="normal" officeooo:rsid="000ed94f" officeooo:paragraph-rsid="000d3cf5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Liberation Serif" fo:font-size="13pt" fo:font-weight="normal" officeooo:rsid="000ed94f" officeooo:paragraph-rsid="000e1ebb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Liberation Serif" fo:font-size="13pt" officeooo:rsid="000d124a" officeooo:paragraph-rsid="000d3cf5" style:font-size-asian="13pt" style:font-size-complex="13pt"/>
    </style:style>
    <style:style style:name="P9" style:family="paragraph" style:parent-style-name="Standard">
      <style:text-properties style:font-name="Liberation Serif" fo:font-size="13pt" officeooo:rsid="000e1ebb" officeooo:paragraph-rsid="000e1ebb" style:font-size-asian="13pt" style:font-size-complex="13pt"/>
    </style:style>
    <style:style style:name="P10" style:family="paragraph" style:parent-style-name="Standard">
      <style:text-properties style:font-name="Liberation Serif" fo:font-size="13pt" officeooo:rsid="000d3cf5" officeooo:paragraph-rsid="000d3cf5" style:font-size-asian="13pt" style:font-size-complex="13pt"/>
    </style:style>
    <style:style style:name="P11" style:family="paragraph" style:parent-style-name="Standard">
      <style:text-properties fo:font-size="13pt" officeooo:rsid="000d124a" officeooo:paragraph-rsid="000d3cf5" style:font-size-asian="13pt" style:font-size-complex="13pt"/>
    </style:style>
    <style:style style:name="P12" style:family="paragraph" style:parent-style-name="Standard">
      <style:text-properties fo:font-size="13pt" officeooo:rsid="000ed94f" officeooo:paragraph-rsid="000d3cf5" style:font-size-asian="13pt" style:font-size-complex="13pt"/>
    </style:style>
    <style:style style:name="P13" style:family="paragraph" style:parent-style-name="Standard">
      <style:text-properties fo:font-size="13pt" fo:font-weight="bold" officeooo:rsid="000e1ebb" officeooo:paragraph-rsid="000e1eb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officeooo:rsid="000d3cf5" officeooo:paragraph-rsid="000d3cf5" style:font-size-asian="14pt" style:font-size-complex="14pt"/>
    </style:style>
    <style:style style:name="P15" style:family="paragraph" style:parent-style-name="Standard">
      <style:text-properties officeooo:rsid="000ef3c5" officeooo:paragraph-rsid="000ef3c5"/>
    </style:style>
    <style:style style:name="P16" style:family="paragraph" style:parent-style-name="Standard">
      <style:text-properties officeooo:rsid="0010cc49" officeooo:paragraph-rsid="0010cc49"/>
    </style:style>
    <style:style style:name="T1" style:family="text">
      <style:text-properties officeooo:rsid="000ed9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officeooo:rsid="000ed94f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1f45" style:font-weight-asian="normal" style:font-weight-complex="normal"/>
    </style:style>
    <style:style style:name="T6" style:family="text">
      <style:text-properties style:text-outline="false" style:text-line-through-style="none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fo:font-style="normal" fo:text-shadow="none" style:text-underline-style="none" officeooo:rsid="000e1ebb" style:font-style-asian="normal" style:text-emphasize="none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e1ebb" style:font-style-asian="normal" style:font-weight-asian="normal" style:text-emphasize="none"/>
    </style:style>
    <style:style style:name="T10" style:family="text">
      <style:text-properties officeooo:rsid="00111f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Product level bugs data comparison statistics</text:span></text:p>
      <text:p text:style-name="P1"/>
      <text:p text:style-name="P1"/>
      <text:p text:style-name="P11"><text:span text:style-name="T1">N</text:span>otes <text:span text:style-name="T1">and Formula:</text:span></text:p>
      <text:p text:style-name="P11"><text:span text:style-name="T2">valid</text:span>: bugs(exclude whose status is <text:span text:style-name="T3">ENHANCEMENT-DPLICATED-INVALID-WONTFIX-WORKSFORME</text:span><text:span text:style-name="T4">)</text:span></text:p>
      <text:p text:style-name="P12"><text:span text:style-name="T2">valid bug report rate</text:span>: component valid bugs number /component all bugs number</text:p>
      <text:p text:style-name="P12"><text:span text:style-name="T2">component bug report rate</text:span>: component valid bugs number /sum of all component valid bugs number</text:p>
      <text:p text:style-name="P12"/>
      <text:p text:style-name="P13">words at the beginning:</text:p>
      <text:p text:style-name="P6"><text:span text:style-name="T6">The product level comparison (sled12 vs sled11), could have 2 perspectives </text:span><text:span text:style-name="T7">(formula as above)</text:span><text:span text:style-name="T6">:</text:span></text:p>
      <text:p text:style-name="P7"><text:span text:style-name="T6">1. the statistics of each components' valid bug report rate </text:span></text:p>
      <text:p text:style-name="P7"><text:span text:style-name="T6">2. the statistics of each components' component bug report rate</text:span></text:p>
      <text:p text:style-name="P8"/>
      <text:p text:style-name="P9"><text:tab/>First we statistic the 2 group data for bugs reported by all colleagues.</text:p>
      <text:p text:style-name="P9"/>
      <text:p text:style-name="P10"><text:span text:style-name="T8"><text:tab/>Then we change the data range, that means we just pick bugs that reported by our teammates, and calculate the 2 group data use the same method as above.</text:span></text:p>
      <text:p text:style-name="P10"/>
      <text:p text:style-name="P10"><text:span text:style-name="T8"><text:tab/>The purpose of we made our team's bug reporting status statistics is that, through the statistic we could see our test points <text:s/>and where we differ with other QA colleagues and we also could see our workload, how about our work's eff</text:span><text:span text:style-name="T9">iciency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. sled12 VS sled11-sp3 valid bug report rate:</text:p>
      <text:p text:style-name="P3"><draw:frame draw:style-name="fr3" draw:name="graphics7" text:anchor-type="paragraph" svg:x="8.296cm" svg:y="0.111cm" svg:width="7.35cm" svg:height="0.6cm" draw:z-index="6"><draw:image xlink:href="Pictures/2000005E00001CB60000025715B35F19.svm" xlink:type="simple" xlink:show="embed" xlink:actuate="onLoad"/></draw:frame></text:p>
      <text:p text:style-name="P3"/>
      <text:p text:style-name="P3"><draw:frame draw:style-name="fr1" draw:name="graphics1" text:anchor-type="paragraph" svg:width="23.648cm" svg:height="14.185cm" draw:z-index="0"><draw:image xlink:href="Pictures/20000AF100005C600000376A2221B813.svm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15">2. sled12 VS sled11-sp3 component bug report rate:</text:p>
      <text:p text:style-name="P15"><draw:frame draw:style-name="fr3" draw:name="graphics8" text:anchor-type="paragraph" svg:x="8.005cm" svg:y="0.243cm" svg:width="7.983cm" svg:height="0.6cm" draw:z-index="7"><draw:image xlink:href="Pictures/2000006200001F3000000257DB5F0B27.svm" xlink:type="simple" xlink:show="embed" xlink:actuate="onLoad"/></draw:frame></text:p>
      <text:p text:style-name="P15"/>
      <text:p text:style-name="P3"><draw:frame draw:style-name="fr1" draw:name="graphics2" text:anchor-type="paragraph" svg:width="23.647cm" svg:height="14.399cm" draw:z-index="1"><draw:image xlink:href="Pictures/20000AEE00005C5F0000383ECC132348.svm" xlink:type="simple" xlink:show="embed" xlink:actuate="onLoad"/></draw:frame></text:p>
      <text:p text:style-name="P15"><text:soft-page-break/>3. sled12 VS sled11-sp3 valid bug report rate (APAC team I)</text:p>
      <text:p text:style-name="P15"/>
      <text:p text:style-name="P15"><draw:frame draw:style-name="fr3" draw:name="graphics4" text:anchor-type="paragraph" svg:x="7.087cm" svg:y="0.049cm" svg:width="8.885cm" svg:height="0.6cm" draw:z-index="3"><draw:image xlink:href="Pictures/2000006A000022B40000025789418DF5.svm" xlink:type="simple" xlink:show="embed" xlink:actuate="onLoad"/></draw:frame></text:p>
      <text:p text:style-name="P15"/>
      <text:p text:style-name="P15"><draw:frame draw:style-name="fr2" draw:name="graphics3" text:anchor-type="paragraph" svg:width="23.626cm" svg:height="14.48cm" draw:z-index="2"><draw:image xlink:href="Pictures/200007DD00005C4A0000388FED000D54.svm" xlink:type="simple" xlink:show="embed" xlink:actuate="onLoad"/></draw:frame></text:p>
      <text:p text:style-name="P15"/>
      <text:p text:style-name="P15"><text:soft-page-break/>4. sled12 VS sled11-sp3 component bug report rate(APAC team I)</text:p>
      <text:p text:style-name="P15"><draw:frame draw:style-name="fr3" draw:name="graphics6" text:anchor-type="paragraph" svg:x="7.608cm" svg:y="0.217cm" svg:width="8.724cm" svg:height="0.6cm" draw:z-index="5"><draw:image xlink:href="Pictures/2000006500002215000002572EC53C3A.svm" xlink:type="simple" xlink:show="embed" xlink:actuate="onLoad"/></draw:frame></text:p>
      <text:p text:style-name="P15"/>
      <text:p text:style-name="P15"><draw:frame draw:style-name="fr1" draw:name="graphics5" text:anchor-type="paragraph" svg:width="23.618cm" svg:height="14.512cm" draw:z-index="4"><draw:image xlink:href="Pictures/2000086100005C43000038B067A31D56.svm" xlink:type="simple" xlink:show="embed" xlink:actuate="onLoad"/></draw:frame></text:p>
      <text:p text:style-name="P15"/>
      <text:p text:style-name="P15"/>
      <text:p text:style-name="P16"><text:soft-page-break/><text:span text:style-name="T2">reference</text:span>---raw data for all bugs</text:p>
      <text:p text:style-name="P4"><draw:frame draw:style-name="fr4" draw:name="Object1" text:anchor-type="paragraph" svg:x="0.076cm" svg:y="0.266cm" svg:width="23.867cm" svg:height="16.679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oft-page-break/>reference<text:span text:style-name="T4">---raw </text:span><text:span text:style-name="T5">data for bugs (APAC team I)</text:span></text:p>
      <text:p text:style-name="P5"><text:span text:style-name="T5"/></text:p>
      <text:p text:style-name="P5"><draw:frame draw:style-name="fr5" draw:name="Object2" text:anchor-type="paragraph" svg:width="23.945cm" svg:height="13.351cm" draw:z-index="9"><draw:object xlink:href="./Object 2" xlink:type="simple" xlink:show="embed" xlink:actuate="onLoad"/><draw:image xlink:href="./ObjectReplacements/Object 2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" svg:font-family="'Droid Sans Devanagari'" style:font-family-generic="roman"/>
    <style:font-face style:name="Liberation Sans1" svg:font-family="'Liberation Sans'" style:font-family-generic="roman"/>
    <style:font-face style:name="Droid Sans Devanagari2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72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3:59:53.934378068</meta:creation-date>
    <dc:date>2014-12-08T15:27:47.725109441</dc:date>
    <meta:editing-duration>PT51M</meta:editing-duration>
    <meta:editing-cycles>5</meta:editing-cycles>
    <meta:generator>LibreOffice/4.1.5.3$Linux_X86_64 LibreOffice_project/410m0$Build-3</meta:generator>
    <meta:document-statistic meta:table-count="0" meta:image-count="8" meta:object-count="2" meta:page-count="7" meta:paragraph-count="18" meta:word-count="215" meta:character-count="1319" meta:non-whitespace-character-count="1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1.0618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1.1909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 style:data-style-name="N11">
      <style:table-cell-properties fo:background-color="transparent"/>
      <style:text-properties fo:color="#2323dc" style:text-position=""/>
    </style:style>
    <style:style style:name="ce3" style:family="table-cell" style:parent-style-name="Default" style:data-style-name="N11">
      <style:table-cell-properties fo:background-color="transparent"/>
      <style:text-properties fo:color="#ff00ff" style:text-position="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">
      <style:table-cell-properties fo:background-color="transparent"/>
      <style:text-properties fo:color="#2323dc"/>
    </style:style>
    <style:style style:name="ce6" style:family="table-cell" style:parent-style-name="Default" style:data-style-name="N11">
      <style:table-cell-properties fo:background-color="transparent"/>
      <style:text-properties fo:color="#ff00ff"/>
    </style:style>
  </office:automatic-styles>
  <office:body>
    <office:spreadsheet>
      <table:table table:name="12 vs 1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5" table:default-cell-style-name="ce4"/>
        <table:table-column table:style-name="co10" table:default-cell-style-name="ce6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office:value-type="string" calcext:value-type="string">
            <text:p>sled12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sled12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office:value-type="string" calcext:value-type="string">
            <text:p>sled11-sp3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sled11-sp3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2]/[.E2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2]/[.J2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formula="of:=[.B3]/[.E3]" office:value-type="percentage" office:value="0.00455927051671732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3]/[.J3]" office:value-type="percentage" office:value="0.0043859649122807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4]/[.E4]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4]/[.J4]" office:value-type="percentage" office:value="0.0087719298245614" calcext:value-type="percentage">
            <text:p>0.88%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percentage" office:value="0.6757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formula="of:=[.B5]/[.E5]" office:value-type="percentage" office:value="0.0759878419452888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percentage" office:value="0.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formula="of:=[.G5]/[.J5]" office:value-type="percentage" office:value="0.0153508771929825" calcext:value-type="percentage">
            <text:p>1.54%</text:p>
          </table:table-cell>
        </table:table-row>
        <table:table-row table:style-name="ro2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6]/[.E6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formula="of:=[.G6]/[.J6]" office:value-type="percentage" office:value="0.0153508771929825" calcext:value-type="percentage">
            <text:p>1.54%</text:p>
          </table:table-cell>
        </table:table-row>
        <table:table-row table:style-name="ro2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7]/[.E7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7]/[.J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formula="of:=[.B8]/[.E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8]/[.J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9]/[.E9]" office:value-type="percentage" office:value="0.013677811550152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formula="of:=[.G9]/[.J9]"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formula="of:=[.B10]/[.E10]" office:value-type="percentage" office:value="0.00455927051671732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formula="of:=[.G10]/[.J10]" office:value-type="percentage" office:value="0.0043859649122807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percentage" office:value="0.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formula="of:=[.B11]/[.E1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formula="of:=[.G11]/[.J11]" office:value-type="percentage" office:value="0.0328947368421053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percentage" office:value="0.887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formula="of:=[.B12]/[.E12]" office:value-type="percentage" office:value="0.238601823708207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percentage" office:value="0.6582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formula="of:=[.G12]/[.J12]" office:value-type="percentage" office:value="0.114035087719298" calcext:value-type="percentage">
            <text:p>11.40%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13]/[.E13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percentage" office:value="0.5172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formula="of:=[.G13]/[.J13]" office:value-type="percentage" office:value="0.0328947368421053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office:value-type="percentage" office:value="0.715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formula="of:=[.B14]/[.E14]" office:value-type="percentage" office:value="0.2097264437689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14]/[.J1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15]/[.E15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15]/[.J15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16]/[.E16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percentage" office:value="0.8182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formula="of:=[.G16]/[.J16]" office:value-type="percentage" office:value="0.0197368421052632" calcext:value-type="percentage">
            <text:p>1.97%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percentage" office:value="0.7879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formula="of:=[.B17]/[.E17]" office:value-type="percentage" office:value="0.0395136778115502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formula="of:=[.G17]/[.J17]" office:value-type="percentage" office:value="0.173245614035088" calcext:value-type="percentage">
            <text:p>17.32%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18]/[.E1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18]/[.J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formula="of:=[.B19]/[.E19]" office:value-type="percentage" office:value="0.00455927051671732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19]/[.J1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20]/[.E20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20]/[.J20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21]/[.E21]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percentage" office:value="0.6712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formula="of:=[.G21]/[.J21]" office:value-type="percentage" office:value="0.214912280701754" calcext:value-type="percentage">
            <text:p>21.49%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percentage" office:value="0.8824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formula="of:=[.B22]/[.E22]" office:value-type="percentage" office:value="0.0227963525835866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formula="of:=[.G22]/[.J22]" office:value-type="percentage" office:value="0.0263157894736842" calcext:value-type="percentage">
            <text:p>2.63%</text:p>
          </table:table-cell>
        </table:table-row>
        <table:table-row table:style-name="ro2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23]/[.E23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5714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formula="of:=[.G23]/[.J23]" office:value-type="percentage" office:value="0.0087719298245614" calcext:value-type="percentage">
            <text:p>0.88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percentage" office:value="0.7805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formula="of:=[.B24]/[.E24]" office:value-type="percentage" office:value="0.0486322188449848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percentage" office:value="0.6458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formula="of:=[.G24]/[.J24]" office:value-type="percentage" office:value="0.0679824561403509" calcext:value-type="percentage">
            <text:p>6.80%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percentage" office:value="0.93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formula="of:=[.B25]/[.E25]" office:value-type="percentage" office:value="0.0410334346504559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formula="of:=[.G25]/[.J25]" office:value-type="percentage" office:value="0.0197368421052632" calcext:value-type="percentage">
            <text:p>1.97%</text:p>
          </table:table-cell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percentage" office:value="0.6429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formula="of:=[.B26]/[.E26]" office:value-type="percentage" office:value="0.013677811550152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26]/[.J26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formula="of:=[.B27]/[.E27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27]/[.J27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formula="of:=[.B28]/[.E28]" office:value-type="percentage" office:value="0.00455927051671732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formula="of:=[.G28]/[.J28]" office:value-type="percentage" office:value="0.00657894736842105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formula="of:=[.B29]/[.E29]" office:value-type="percentage" office:value="0.0106382978723404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29]/[.J2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30]/[.E30]" office:value-type="percentage" office:value="0.00303951367781155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formula="of:=[.G30]/[.J30]" office:value-type="percentage" office:value="0.00657894736842105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31]/[.E3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formula="of:=[.G31]/[.J31]" office:value-type="percentage" office:value="0.0328947368421053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formula="of:=[.B32]/[.E32]" office:value-type="percentage" office:value="0.0273556231003039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32]/[.J32]" office:value-type="percentage" office:value="0.00657894736842105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formula="of:=[.B33]/[.E33]" office:value-type="percentage" office:value="0.00151975683890578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33]/[.J33]" office:value-type="percentage" office:value="0.00657894736842105" calcext:value-type="percentage">
            <text:p>0.66%</text:p>
          </table:table-cell>
        </table:table-row>
        <table:table-row table:style-name="ro2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formula="of:=[.B34]/[.E34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34]/[.J34]" office:value-type="percentage" office:value="0.00219298245614035" calcext:value-type="percentage">
            <text:p>0.22%</text:p>
          </table:table-cell>
        </table:table-row>
        <table:table-row table:style-name="ro2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35]/[.E35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formula="of:=[.G35]/[.J35]" office:value-type="percentage" office:value="0.00219298245614035" calcext:value-type="percentage">
            <text:p>0.22%</text:p>
          </table:table-cell>
        </table:table-row>
        <table:table-row table:style-name="ro2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formula="of:=[.B36]/[.E36]" office:value-type="percentage" office:value="0.006079027355623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36]/[.J3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formula="of:=[.B37]/[.E37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formula="of:=[.G37]/[.J37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formula="of:=[.B38]/[.E38]" office:value-type="percentage" office:value="0.00303951367781155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formula="of:=[.G38]/[.J38]" office:value-type="percentage" office:value="0.0153508771929825" calcext:value-type="percentage">
            <text:p>1.54%</text:p>
          </table:table-cell>
        </table:table-row>
        <table:table-row table:style-name="ro2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formula="of:=[.B39]/[.E39]" office:value-type="percentage" office:value="0.00759878419452888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formula="of:=[.G39]/[.J39]" office:value-type="percentage" office:value="0.0109649122807018" calcext:value-type="percentage">
            <text:p>1.10%</text:p>
          </table:table-cell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percentage" office:value="0.7826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formula="of:=[.B40]/[.E40]" office:value-type="percentage" office:value="0.0273556231003039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formula="of:=[.G40]/[.J40]" office:value-type="percentage" office:value="0.0482456140350877" calcext:value-type="percentage">
            <text:p>4.82%</text:p>
          </table:table-cell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formula="of:=[.B41]/[.E4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formula="of:=[.G41]/[.J41]" office:value-type="percentage" office:value="0.0021929824561403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percentage" office:value="0.7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formula="of:=[.B42]/[.E42]" office:value-type="percentage" office:value="0.15653495440729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percentage" office:value="0.8824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formula="of:=[.G42]/[.J42]" office:value-type="percentage" office:value="0.0328947368421053" calcext:value-type="percentage">
            <text:p>3.29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000-00-00T15:23:12.764743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0.6929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239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5161in"/>
    </style:style>
    <style:style style:name="co9" style:family="table-column">
      <style:table-column-properties fo:break-before="auto" style:column-width="1.5047in"/>
    </style:style>
    <style:style style:name="co10" style:family="table-column">
      <style:table-column-properties fo:break-before="auto" style:column-width="0.3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 style:data-style-name="N11">
      <style:table-cell-properties fo:background-color="transparent"/>
      <style:text-properties fo:color="#0047ff" style:text-position=""/>
    </style:style>
    <style:style style:name="ce3" style:family="table-cell" style:parent-style-name="Default" style:data-style-name="N11">
      <style:table-cell-properties fo:background-color="transparent"/>
      <style:text-properties fo:color="#ff00ff" style:text-position="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">
      <style:table-cell-properties fo:background-color="transparent"/>
      <style:text-properties fo:color="#0047ff"/>
    </style:style>
    <style:style style:name="ce6" style:family="table-cell" style:parent-style-name="Default" style:data-style-name="N11">
      <style:table-cell-properties fo:background-color="transparent"/>
      <style:text-properties fo:color="#ff00ff"/>
    </style:style>
  </office:automatic-styles>
  <office:body>
    <office:spreadsheet>
      <table:table table:name="team 12 vs 1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6" table:default-cell-style-name="ce6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T-12-valid</text:p>
          </table:table-cell>
          <table:table-cell office:value-type="string" calcext:value-type="string">
            <text:p>T-12-all</text:p>
          </table:table-cell>
          <table:table-cell office:value-type="string" calcext:value-type="string">
            <text:p>T- sled12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  <table:table-cell office:value-type="string" calcext:value-type="string">
            <text:p>T-11-valid</text:p>
          </table:table-cell>
          <table:table-cell office:value-type="string" calcext:value-type="string">
            <text:p>T-11-all</text:p>
          </table:table-cell>
          <table:table-cell office:value-type="string" calcext:value-type="string">
            <text:p>T- sled11-sp3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formula="of:=[.B2]/[.E2]" office:value-type="percentage" office:value="0.0165289256198347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]/[.J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3]/[.E3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3]/[.J3]" office:value-type="percentage" office:value="0.0408163265306122" calcext:value-type="percentage">
            <text:p>4.08%</text:p>
          </table:table-cell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formula="of:=[.B4]/[.E4]" office:value-type="percentage" office:value="0.0247933884297521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4]/[.J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5]/[.E5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5]/[.J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6]/[.E6]" office:value-type="percentage" office:value="0.0165289256198347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6]/[.J6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formula="of:=[.B7]/[.E7]" office:value-type="percentage" office:value="0.0165289256198347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formula="of:=[.G7]/[.J7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8]/[.E8]" office:value-type="percentage" office:value="0.0247933884297521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5714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formula="of:=[.G8]/[.J8]" office:value-type="percentage" office:value="0.0816326530612245" calcext:value-type="percentage">
            <text:p>8.16%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percentage" office:value="0.9394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formula="of:=[.B9]/[.E9]" office:value-type="percentage" office:value="0.256198347107438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formula="of:=[.G9]/[.J9]" office:value-type="percentage" office:value="0.163265306122449" calcext:value-type="percentage">
            <text:p>16.33%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10]/[.E10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formula="of:=[.G10]/[.J10]" office:value-type="percentage" office:value="0.0612244897959184" calcext:value-type="percentage">
            <text:p>6.12%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formula="of:=[.B11]/[.E11]" office:value-type="percentage" office:value="0.26446280991735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11]/[.J1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formula="of:=[.B12]/[.E12]" office:value-type="percentage" office:value="0.00826446280991736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formula="of:=[.G12]/[.J12]" office:value-type="percentage" office:value="0.0204081632653061" calcext:value-type="percentage">
            <text:p>2.04%</text:p>
          </table:table-cell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formula="of:=[.B13]/[.E1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13]/[.J1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14]/[.E14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14]/[.J14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formula="of:=[.B15]/[.E15]" office:value-type="percentage" office:value="0.0413223140495868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formula="of:=[.G15]/[.J15]" office:value-type="percentage" office:value="0.0816326530612245" calcext:value-type="percentage">
            <text:p>8.16%</text:p>
          </table:table-cell>
        </table:table-row>
        <table:table-row table:style-name="ro2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16]/[.E16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16]/[.J16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formula="of:=[.B17]/[.E17]" office:value-type="percentage" office:value="0.0413223140495868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formula="of:=[.G17]/[.J17]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percentage" office:value="0.8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formula="of:=[.B18]/[.E18]" office:value-type="percentage" office:value="0.0413223140495868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percentage" office:value="0.7143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formula="of:=[.G18]/[.J18]" office:value-type="percentage" office:value="0.102040816326531" calcext:value-type="percentage">
            <text:p>10.20%</text:p>
          </table:table-cell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19]/[.E19]" office:value-type="percentage" office:value="0.00826446280991736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19]/[.J19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formula="of:=[.B20]/[.E20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0]/[.J2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formula="of:=[.B21]/[.E21]" office:value-type="percentage" office:value="0.0165289256198347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formula="of:=[.G21]/[.J21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formula="of:=[.B22]/[.E22]" office:value-type="percentage" office:value="0.0330578512396694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2]/[.J2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23]/[.E2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3]/[.J2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24]/[.E24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24]/[.J24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25]/[.E25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5]/[.J25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26]/[.E26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6]/[.J26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formula="of:=[.B27]/[.E27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formula="of:=[.G27]/[.J27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28]/[.E28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28]/[.J28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formula="of:=[.B29]/[.E29]" office:value-type="percentage" office:value="0.00826446280991736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29]/[.J29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formula="of:=[.B30]/[.E3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formula="of:=[.G30]/[.J30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947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formula="of:=[.B31]/[.E31]" office:value-type="percentage" office:value="0.14049586776859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formula="of:=[.G31]/[.J31]" office:value-type="percentage" office:value="0.0204081632653061" calcext:value-type="percentage">
            <text:p>2.04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000-00-00T15:27:32.415905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